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EsqlQuery.MysqlEsqlQuery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EsqlQuery.getQuery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ysqlEsqlQuery.newInstance(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EsqlQuery.Mysql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qlEsqlQuery.getResul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